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DEPS Solver</text:p>
          </table:table-cell>
          <table:table-cell/>
        </table:table-row>
        <table:table-row table:style-name="ro1">
          <table:table-cell office:value-type="string" calcext:value-type="string">
            <text:p>This sheet contains a solver model using the DEPS engine</text:p>
          </table:table-cell>
          <table:table-cell/>
        </table:table-row>
        <table:table-row table:style-name="ro1">
          <table:table-cell office:value-type="string" calcext:value-type="string">
            <text:p>The following parameters have been changed to non-default values for test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Changed to</text:p>
          </table:table-cell>
        </table:table-row>
        <table:table-row table:style-name="ro1">
          <table:table-cell office:value-type="string" calcext:value-type="string">
            <text:p>Agent Switch Rate</text:p>
          </table:table-cell>
          <table:table-cell table:style-name="ce8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DE: Crossover Probability</text:p>
          </table:table-cell>
          <table:table-cell table:style-name="ce8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Learning Cycles</text:p>
          </table:table-cell>
          <table:table-cell table:style-name="ce8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how enhanced solver status</text:p>
          </table:table-cell>
          <table:table-cell table:style-name="ce8" office:value-type="string" calcext:value-type="string">
            <text:p>False</text:p>
          </table:table-cell>
        </table:table-row>
        <table:named-expressions>
          <table:named-expression table:name="solver_acr" table:base-cell-address="$DEPS.$A$1" table:expression="0"/>
          <table:named-expression table:name="solver_asr" table:base-cell-address="$DEPS.$A$1" table:expression="0.45"/>
          <table:named-expression table:name="solver_ccoeff" table:base-cell-address="$DEPS.$A$1" table:expression="0.729"/>
          <table:named-expression table:name="solver_cog" table:base-cell-address="$DEPS.$A$1" table:expression="1.494"/>
          <table:named-expression table:name="solver_crpb" table:base-cell-address="$DEPS.$A$1" table:expression="0.85"/>
          <table:named-expression table:name="solver_eng" table:base-cell-address="$DEPS.$A$1" table:expression="3"/>
          <table:named-expression table:name="solver_enst" table:base-cell-address="$DEPS.$A$1" table:expression="0"/>
          <table:named-expression table:name="solver_gvr" table:base-cell-address="$DEPS.$A$1" table:expression="1"/>
          <table:named-expression table:name="solver_lcy" table:base-cell-address="$DEPS.$A$1" table:expression="1500"/>
          <table:named-expression table:name="solver_lo_eng" table:base-cell-address="$DEPS.$A$1" table:expression="&quot;com.sun.star.comp.Calc.NLPSolver.DEPSSolverImpl&quot;"/>
          <table:named-expression table:name="solver_mtpb" table:base-cell-address="$DEPS.$A$1" table:expression="0"/>
          <table:named-expression table:name="solver_num" table:base-cell-address="$DEPS.$A$1" table:expression="0"/>
          <table:named-range table:name="solver_opt" table:base-cell-address="$DEPS.$A$1" table:cell-range-address=".$A$4"/>
          <table:named-expression table:name="solver_prng" table:base-cell-address="$DEPS.$A$1" table:expression="0"/>
          <table:named-expression table:name="solver_rsp" table:base-cell-address="$DEPS.$A$1" table:expression="0"/>
          <table:named-expression table:name="solver_slim" table:base-cell-address="$DEPS.$A$1" table:expression="70"/>
          <table:named-expression table:name="solver_smax" table:base-cell-address="$DEPS.$A$1" table:expression="0.5"/>
          <table:named-expression table:name="solver_smin" table:base-cell-address="$DEPS.$A$1" table:expression="0.5"/>
          <table:named-expression table:name="solver_soc" table:base-cell-address="$DEPS.$A$1" table:expression="1.494"/>
          <table:named-expression table:name="solver_ssz" table:base-cell-address="$DEPS.$A$1" table:expression="70"/>
          <table:named-expression table:name="solver_stol" table:base-cell-address="$DEPS.$A$1" table:expression="0.000001"/>
          <table:named-expression table:name="solver_typ" table:base-cell-address="$DEPS.$A$1" table:expression="1"/>
          <table:named-expression table:name="solver_vrt" table:base-cell-address="$DEPS.$A$1" table:expression="3"/>
        </table:named-expressions>
      </table:table>
      <table:table table:name="SCO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SCO Solver</text:p>
          </table:table-cell>
          <table:table-cell/>
        </table:table-row>
        <table:table-row table:style-name="ro1">
          <table:table-cell office:value-type="string" calcext:value-type="string">
            <text:p>This sheet contains a solver model using the DEPS engine</text:p>
          </table:table-cell>
          <table:table-cell/>
        </table:table-row>
        <table:table-row table:style-name="ro1">
          <table:table-cell office:value-type="string" calcext:value-type="string">
            <text:p>The following parameters have been changed to non-default values for test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Changed to</text:p>
          </table:table-cell>
        </table:table-row>
        <table:table-row table:style-name="ro1">
          <table:table-cell office:value-type="string" calcext:value-type="string">
            <text:p>Size of Library</text:p>
          </table:table-cell>
          <table:table-cell table:style-name="ce8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tagnation Tolerance</text:p>
          </table:table-cell>
          <table:table-cell table:style-name="ce8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Use Random Starting Point</text:p>
          </table:table-cell>
          <table:table-cell table:style-name="ce8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agnation Limit</text:p>
          </table:table-cell>
          <table:table-cell table:style-name="ce8" office:value-type="float" office:value="80" calcext:value-type="float">
            <text:p>80</text:p>
          </table:table-cell>
        </table:table-row>
        <table:named-expressions>
          <table:named-expression table:name="solver_acr" table:base-cell-address="$DEPS.$A$1" table:expression="0"/>
          <table:named-expression table:name="solver_asr" table:base-cell-address="$DEPS.$A$1" table:expression="0.5"/>
          <table:named-expression table:name="solver_ccoeff" table:base-cell-address="$DEPS.$A$1" table:expression="0.729"/>
          <table:named-expression table:name="solver_cog" table:base-cell-address="$DEPS.$A$1" table:expression="1.494"/>
          <table:named-expression table:name="solver_crpb" table:base-cell-address="$DEPS.$A$1" table:expression="0.9"/>
          <table:named-expression table:name="solver_eng" table:base-cell-address="$DEPS.$A$1" table:expression="3"/>
          <table:named-expression table:name="solver_enst" table:base-cell-address="$DEPS.$A$1" table:expression="1"/>
          <table:named-expression table:name="solver_gvr" table:base-cell-address="$DEPS.$A$1" table:expression="1"/>
          <table:named-expression table:name="solver_lbsz" table:base-cell-address="$DEPS.$A$1" table:expression="180"/>
          <table:named-expression table:name="solver_lcy" table:base-cell-address="$DEPS.$A$1" table:expression="2000"/>
          <table:named-expression table:name="solver_lo_eng" table:base-cell-address="$DEPS.$A$1" table:expression="&quot;com.sun.star.comp.Calc.NLPSolver.SCOSolverImpl&quot;"/>
          <table:named-expression table:name="solver_mtpb" table:base-cell-address="$DEPS.$A$1" table:expression="0"/>
          <table:named-expression table:name="solver_num" table:base-cell-address="$DEPS.$A$1" table:expression="0"/>
          <table:named-range table:name="solver_opt" table:base-cell-address="$DEPS.$A$1" table:cell-range-address=".$B$6"/>
          <table:named-expression table:name="solver_prng" table:base-cell-address="$DEPS.$A$1" table:expression="0"/>
          <table:named-expression table:name="solver_rsp" table:base-cell-address="$DEPS.$A$1" table:expression="1"/>
          <table:named-expression table:name="solver_slim" table:base-cell-address="$DEPS.$A$1" table:expression="80"/>
          <table:named-expression table:name="solver_smax" table:base-cell-address="$DEPS.$A$1" table:expression="0.5"/>
          <table:named-expression table:name="solver_smin" table:base-cell-address="$DEPS.$A$1" table:expression="0.5"/>
          <table:named-expression table:name="solver_soc" table:base-cell-address="$DEPS.$A$1" table:expression="1.494"/>
          <table:named-expression table:name="solver_ssz" table:base-cell-address="$DEPS.$A$1" table:expression="70"/>
          <table:named-expression table:name="solver_stol" table:base-cell-address="$DEPS.$A$1" table:expression="0.00055"/>
          <table:named-expression table:name="solver_typ" table:base-cell-address="$DEPS.$A$1" table:expression="1"/>
          <table:named-expression table:name="solver_vrt" table:base-cell-address="$DEPS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7:09:34.482353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01:06.672275753</meta:creation-date>
    <dc:date>2024-03-04T17:10:10.250367111</dc:date>
    <meta:editing-duration>PT8M25S</meta:editing-duration>
    <meta:editing-cycles>6</meta:editing-cycles>
    <meta:generator>LibreOfficeDev/24.8.0.0.alpha0$Linux_X86_64 LibreOffice_project/b0791dd9216224bdb266fd0d8c87df253b6d0583</meta:generator>
    <meta:document-statistic meta:table-count="2" meta:cell-count="26" meta:object-count="0"/>
  </office:meta>
</office:document-meta>
</file>